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A0000030679F1ABBB.png" manifest:media-type="image/png"/>
  <manifest:file-entry manifest:full-path="Pictures/1000000000000293000003076103A44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8.2457in" draw:z-index="0"><draw:image xlink:href="Pictures/100000000000028A0000030679F1AB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6.9252in" svg:height="8.1437in" draw:z-index="1"><draw:image xlink:href="Pictures/1000000000000293000003076103A44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3-01-18T14:28:23</meta:creation-date>
    <dc:date>2013-01-18T14:41:49</dc:date>
    <dc:creator>Jason Larkin</dc:creator>
    <meta:editing-duration>PT8M33S</meta:editing-duration>
    <meta:editing-cycles>2</meta:editing-cycles>
    <meta:generator>LibreOffice/3.5$Linux_X86_64 LibreOffice_project/350m1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